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9312" officeooo:paragraph-rsid="00029312"/>
    </style:style>
    <style:style style:name="P2" style:family="paragraph" style:parent-style-name="Standard">
      <style:paragraph-properties fo:text-align="justify" style:justify-single-word="false"/>
      <style:text-properties fo:font-size="10pt" officeooo:rsid="00029312" officeooo:paragraph-rsid="00029312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fo:font-style="normal" style:text-underline-style="none" fo:font-weight="normal" officeooo:rsid="00029312" officeooo:paragraph-rsid="00029312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0000" fo:font-size="14pt" fo:font-style="italic" style:text-underline-style="solid" style:text-underline-width="auto" style:text-underline-color="font-color" fo:font-weight="bold" officeooo:rsid="00029312" officeooo:paragraph-rsid="00029312" fo:background-color="#ffff00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029312" officeooo:paragraph-rsid="00029312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style="italic" style:text-underline-style="solid" style:text-underline-width="auto" style:text-underline-color="font-color" fo:font-weight="bold" officeooo:rsid="00029312" officeooo:paragraph-rsid="00029312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text-line-through-style="none" style:text-line-through-type="none" fo:font-style="italic" style:text-underline-style="solid" style:text-underline-width="auto" style:text-underline-color="font-color" fo:font-weight="bold" officeooo:rsid="00029312" officeooo:paragraph-rsid="00029312" style:font-style-asian="italic" style:font-weight-asian="bold" style:font-style-complex="italic" style:font-weight-complex="bold"/>
    </style:style>
    <style:style style:name="T1" style:family="text">
      <style:text-properties fo:color="#808080"/>
    </style:style>
    <style:style style:name="T2" style:family="text">
      <style:text-properties fo:color="#2a60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ercice 1</text:p>
      <text:p text:style-name="P1"/>
      <text:p text:style-name="P2">#include &lt;stdio.h&gt;</text:p>
      <text:p text:style-name="P2">#include &lt;stdlib.h&gt;</text:p>
      <text:p text:style-name="P2"/>
      <text:p text:style-name="P2">int main() {</text:p>
      <text:p text:style-name="P2"/>
      <text:p text:style-name="P2"><text:s text:c="4"/>unsigned char val1,val2,val3,val4;</text:p>
      <text:p text:style-name="P2"><text:s text:c="4"/></text:p>
      <text:p text:style-name="P2"><text:s text:c="4"/>val1=127;</text:p>
      <text:p text:style-name="P2"><text:s text:c="4"/>val2=128;</text:p>
      <text:p text:style-name="P2"><text:s text:c="4"/>val3=255;</text:p>
      <text:p text:style-name="P2"><text:s text:c="4"/>val4=0;</text:p>
      <text:p text:style-name="P2"><text:s text:c="4"/></text:p>
      <text:p text:style-name="P2"><text:s text:c="4"/>printf("val1 = %d\nval2 = %d\nval3 = %d\nval4 = %d\n",val1,val2,val3,val4);</text:p>
      <text:p text:style-name="P2"><text:s text:c="4"/>return 0;</text:p>
      <text:p text:style-name="P2">}</text:p>
      <text:p text:style-name="P6">Exercice 2</text:p>
      <text:p text:style-name="P1"/>
      <text:p text:style-name="P2">#include &lt;stdio.h&gt;</text:p>
      <text:p text:style-name="P2">#include &lt;stdlib.h&gt;</text:p>
      <text:p text:style-name="P2"/>
      <text:p text:style-name="P2">int main() {</text:p>
      <text:p text:style-name="P2"><text:s text:c="5"/><text:span text:style-name="T2">/*Partie 1*/</text:span></text:p>
      <text:p text:style-name="P2"><text:s text:c="4"/>float note;</text:p>
      <text:p text:style-name="P2"><text:s text:c="4"/></text:p>
      <text:p text:style-name="P2"><text:s text:c="4"/>printf("Saisissez la note chiffrée ");</text:p>
      <text:p text:style-name="P2"><text:s text:c="4"/>scanf("%f",&amp;note);</text:p>
      <text:p text:style-name="P2"><text:s text:c="4"/></text:p>
      <text:p text:style-name="P2"><text:s text:c="4"/>if(0&lt;=note &amp;&amp; note&lt;=4){</text:p>
      <text:p text:style-name="P2"><text:s text:c="8"/>printf("Votre élève a eu E.");</text:p>
      <text:p text:style-name="P2"><text:s text:c="4"/>}</text:p>
      <text:p text:style-name="P2"><text:s text:c="4"/>else if(4&lt;note &amp;&amp; note&lt;=8){</text:p>
      <text:p text:style-name="P2"><text:s text:c="8"/>printf("Votre élève a eu D");</text:p>
      <text:p text:style-name="P2"><text:s text:c="4"/>}</text:p>
      <text:p text:style-name="P2"><text:s text:c="4"/>else if(8&lt;note &amp;&amp; note&lt;=12){</text:p>
      <text:p text:style-name="P2"><text:s text:c="8"/>printf("Votre élève a eu C.");</text:p>
      <text:p text:style-name="P2"><text:s text:c="4"/>}</text:p>
      <text:p text:style-name="P2"><text:s text:c="4"/>else if(12&lt;note &amp;&amp; note&lt;=16){</text:p>
      <text:p text:style-name="P2"><text:s text:c="8"/>printf("Votre élève a eu B.");</text:p>
      <text:p text:style-name="P2"><text:s text:c="4"/>}</text:p>
      <text:p text:style-name="P2"><text:s text:c="4"/>else if(16&lt;note &amp;&amp; note&lt;=20){</text:p>
      <text:p text:style-name="P2"><text:s text:c="8"/>printf("Votre élève a eu A.");</text:p>
      <text:p text:style-name="P2"><text:s text:c="4"/>}</text:p>
      <text:p text:style-name="P2"><text:s text:c="4"/></text:p>
      <text:p text:style-name="P2"><text:s text:c="4"/><text:span text:style-name="T1"><text:s/></text:span><text:span text:style-name="T2">/*Partie 2*/</text:span></text:p>
      <text:p text:style-name="P2"><text:s text:c="4"/>float note;</text:p>
      <text:p text:style-name="P2"><text:s text:c="4"/></text:p>
      <text:p text:style-name="P2"><text:s text:c="4"/>printf("Saisissez la note chiffrée ");</text:p>
      <text:p text:style-name="P2"><text:s text:c="4"/>scanf("%f",&amp;note);</text:p>
      <text:p text:style-name="P2"><text:s text:c="4"/></text:p>
      <text:p text:style-name="P2"><text:s text:c="4"/>if(0&lt;=note &amp;&amp; note&lt;=4){</text:p>
      <text:p text:style-name="P2"><text:s text:c="8"/>printf("Votre élève a eu E.");</text:p>
      <text:p text:style-name="P2"><text:s text:c="4"/>}</text:p>
      <text:p text:style-name="P2"><text:s text:c="4"/>if(4&lt;note &amp;&amp; note&lt;=8){</text:p>
      <text:p text:style-name="P2"><text:s text:c="8"/>printf("Votre élève a eu D");</text:p>
      <text:p text:style-name="P2"><text:s text:c="4"/>}</text:p>
      <text:p text:style-name="P2"><text:s text:c="4"/>if(8&lt;note &amp;&amp; note&lt;=12){</text:p>
      <text:p text:style-name="P2"><text:s text:c="8"/>printf("Votre élève a eu C.");</text:p>
      <text:p text:style-name="P2"><text:s text:c="4"/>}</text:p>
      <text:p text:style-name="P2"><text:s text:c="4"/>if(12&lt;note &amp;&amp; note&lt;=16){</text:p>
      <text:p text:style-name="P2"><text:s text:c="8"/>printf("Votre élève a eu B.");</text:p>
      <text:p text:style-name="P2"><text:s text:c="4"/>}</text:p>
      <text:p text:style-name="P2"><text:s text:c="4"/>if(16&lt;note &amp;&amp; note&lt;=20){</text:p>
      <text:p text:style-name="P2"><text:s text:c="8"/>printf("Votre élève a eu A.");</text:p>
      <text:p text:style-name="P2"><text:s text:c="4"/>}</text:p>
      <text:p text:style-name="P2"/>
      <text:p text:style-name="P2"><text:s text:c="2"/><text:span text:style-name="T1"><text:s text:c="2"/></text:span><text:span text:style-name="T2">/*Partie 3*/</text:span></text:p>
      <text:p text:style-name="P2"><text:s text:c="4"/>char note;</text:p>
      <text:p text:style-name="P2"/>
      <text:p text:style-name="P2"><text:s text:c="4"/>printf("Saisissez la note chiffrée ");</text:p>
      <text:p text:style-name="P2"><text:s text:c="4"/>scanf("%c", &amp;note);</text:p>
      <text:p text:style-name="P2"/>
      <text:p text:style-name="P2"><text:s text:c="4"/>switch (note) {</text:p>
      <text:p text:style-name="P2"><text:s text:c="8"/>case 'E':</text:p>
      <text:p text:style-name="P2"><text:s text:c="12"/>printf("Votre élève a eu entre 0 et 4.");</text:p>
      <text:p text:style-name="P2"><text:s text:c="12"/>break;</text:p>
      <text:p text:style-name="P2"><text:soft-page-break/><text:s text:c="8"/>case 'D':</text:p>
      <text:p text:style-name="P2"><text:s text:c="12"/>printf("Votre élève a eu entre 4 et 8.");</text:p>
      <text:p text:style-name="P2"><text:s text:c="12"/>break;</text:p>
      <text:p text:style-name="P2"><text:s text:c="8"/>case 'C':</text:p>
      <text:p text:style-name="P2"><text:s text:c="12"/>printf("Votre élève a eu entre 8 et 12.");</text:p>
      <text:p text:style-name="P2"><text:s text:c="12"/>break;</text:p>
      <text:p text:style-name="P2"><text:s text:c="8"/>case 'B':</text:p>
      <text:p text:style-name="P2"><text:s text:c="12"/>printf("Votre élève a eu entre 12 et 16.");</text:p>
      <text:p text:style-name="P2"><text:s text:c="12"/>break;</text:p>
      <text:p text:style-name="P2"><text:s text:c="8"/>case 'A':</text:p>
      <text:p text:style-name="P2"><text:s text:c="12"/>printf("Votre élève a eu entre 16 et 20.");</text:p>
      <text:p text:style-name="P2"><text:s text:c="12"/>break;</text:p>
      <text:p text:style-name="P2"><text:s text:c="4"/>}</text:p>
      <text:p text:style-name="P2"><text:s text:c="4"/></text:p>
      <text:p text:style-name="P2"/>
      <text:p text:style-name="P2"><text:s text:c="4"/>return (EXIT_SUCCESS);</text:p>
      <text:p text:style-name="P2">}</text:p>
      <text:p text:style-name="P6">Exercice 3</text:p>
      <text:p text:style-name="P1"/>
      <text:p text:style-name="P2">#include &lt;stdio.h&gt;</text:p>
      <text:p text:style-name="P2">#include &lt;stdlib.h&gt;</text:p>
      <text:p text:style-name="P2"/>
      <text:p text:style-name="P2">int main() {</text:p>
      <text:p text:style-name="P2"><text:s text:c="4"/></text:p>
      <text:p text:style-name="P2"><text:s text:c="4"/><text:span text:style-name="T2">/*Partie 1*/</text:span></text:p>
      <text:p text:style-name="P2"><text:s text:c="4"/>int i;</text:p>
      <text:p text:style-name="P2"><text:s text:c="4"/>int resultat; <text:s text:c="3"/></text:p>
      <text:p text:style-name="P2"><text:s text:c="4"/>resultat=0;</text:p>
      <text:p text:style-name="P2"><text:s text:c="4"/>i=0; <text:s text:c="3"/></text:p>
      <text:p text:style-name="P2"><text:s text:c="4"/>for(i=0; i&lt;=10;i++){</text:p>
      <text:p text:style-name="P2"><text:s text:c="8"/>resultat=i*7;</text:p>
      <text:p text:style-name="P2"><text:s text:c="8"/>printf("%dx7=%d\n",i,resultat);</text:p>
      <text:p text:style-name="P2"><text:s text:c="4"/>}</text:p>
      <text:p text:style-name="P2"><text:s text:c="4"/></text:p>
      <text:p text:style-name="P2"><text:s text:c="3"/><text:span text:style-name="T2"><text:s/>/*Partie 2*/</text:span></text:p>
      <text:p text:style-name="P2"><text:s text:c="4"/>int i;</text:p>
      <text:p text:style-name="P2"><text:s text:c="4"/>int x;</text:p>
      <text:p text:style-name="P2"><text:s text:c="4"/>int resultat; <text:s text:c="3"/></text:p>
      <text:p text:style-name="P2"><text:s text:c="4"/>resultat=0;</text:p>
      <text:p text:style-name="P2"><text:s text:c="4"/>i=0; <text:s text:c="3"/></text:p>
      <text:p text:style-name="P2"><text:s text:c="4"/>printf("Donnez la table de multiplication que vous souhaitez connaître ");</text:p>
      <text:p text:style-name="P2"><text:s text:c="4"/>scanf("%d",&amp;x); <text:s text:c="3"/></text:p>
      <text:p text:style-name="P2"><text:s text:c="4"/>for(i=0;i&lt;=10;i++){</text:p>
      <text:p text:style-name="P2"><text:s text:c="8"/>resultat=i*x;</text:p>
      <text:p text:style-name="P2"><text:s text:c="8"/>printf("%dx%d=%d\n",i,x,resultat);</text:p>
      <text:p text:style-name="P2"><text:s text:c="4"/>}</text:p>
      <text:p text:style-name="P2"><text:s text:c="4"/></text:p>
      <text:p text:style-name="P2"><text:s text:c="3"/><text:span text:style-name="T2"><text:s/>/*Partie 3*/</text:span></text:p>
      <text:p text:style-name="P2"><text:s text:c="4"/>int i;</text:p>
      <text:p text:style-name="P2"><text:s text:c="4"/>int x;</text:p>
      <text:p text:style-name="P2"><text:s text:c="4"/>int resultat;</text:p>
      <text:p text:style-name="P2"><text:s text:c="4"/>int debut;</text:p>
      <text:p text:style-name="P2"><text:s text:c="4"/>int fin; <text:s text:c="3"/></text:p>
      <text:p text:style-name="P2"><text:s text:c="4"/>resultat=0;</text:p>
      <text:p text:style-name="P2"><text:s text:c="4"/>i=0; <text:s text:c="3"/></text:p>
      <text:p text:style-name="P2"><text:s text:c="4"/>printf("Donnez la table de multiplication que vous souhaitez connaître ");</text:p>
      <text:p text:style-name="P2"><text:s text:c="4"/>scanf("%d",&amp;x);</text:p>
      <text:p text:style-name="P2"><text:s text:c="4"/>printf("Donnez le début de la table de multiplication ");</text:p>
      <text:p text:style-name="P2"><text:s text:c="4"/>scanf("%d",&amp;debut);</text:p>
      <text:p text:style-name="P2"><text:s text:c="4"/>printf("Donnez la fin de la table de multiplication ");</text:p>
      <text:p text:style-name="P2"><text:s text:c="4"/>scanf("%d",&amp;fin); <text:s text:c="3"/></text:p>
      <text:p text:style-name="P2"><text:s text:c="4"/>for(i=debut;i&lt;=fin;i++){</text:p>
      <text:p text:style-name="P2"><text:s text:c="8"/>resultat=i*x;</text:p>
      <text:p text:style-name="P2"><text:s text:c="8"/>printf("%dx%d=%d\n",i,x,resultat);</text:p>
      <text:p text:style-name="P2"><text:s text:c="4"/>}</text:p>
      <text:p text:style-name="P2"><text:s text:c="4"/></text:p>
      <text:p text:style-name="P2"><text:s text:c="4"/><text:span text:style-name="T2">/*Partie 4*/</text:span></text:p>
      <text:p text:style-name="P2"><text:s text:c="4"/>int i;</text:p>
      <text:p text:style-name="P2"><text:s text:c="4"/>int x;</text:p>
      <text:p text:style-name="P2"><text:s text:c="4"/>int resultat;</text:p>
      <text:p text:style-name="P2"><text:s text:c="4"/>int debut;</text:p>
      <text:p text:style-name="P2"><text:s text:c="4"/>int fin;</text:p>
      <text:p text:style-name="P2"><text:s text:c="10"/></text:p>
      <text:p text:style-name="P2"><text:s text:c="4"/>printf("Donnez la table de multiplication que vous souhaitez connaître ");</text:p>
      <text:p text:style-name="P2"><text:s text:c="4"/>scanf("%d",&amp;x);</text:p>
      <text:p text:style-name="P2"><text:s text:c="4"/>printf("Donnez le début de la table de multiplication ");</text:p>
      <text:p text:style-name="P2"><text:s text:c="4"/>scanf("%d",&amp;debut);</text:p>
      <text:p text:style-name="P2"><text:soft-page-break/><text:s text:c="4"/>printf("Donnez la fin de la table de multiplication ");</text:p>
      <text:p text:style-name="P2"><text:s text:c="4"/>scanf("%d",&amp;fin);</text:p>
      <text:p text:style-name="P2"><text:s text:c="4"/></text:p>
      <text:p text:style-name="P2"><text:s text:c="4"/>resultat=0;</text:p>
      <text:p text:style-name="P2"><text:s text:c="4"/>i=debut;</text:p>
      <text:p text:style-name="P2"><text:s text:c="4"/></text:p>
      <text:p text:style-name="P2"><text:s text:c="4"/>do{</text:p>
      <text:p text:style-name="P2"><text:s text:c="8"/>i=i+1;</text:p>
      <text:p text:style-name="P2"><text:s text:c="8"/>resultat=i*x;</text:p>
      <text:p text:style-name="P2"><text:s text:c="8"/>printf("%dx%d=%d\n",i,x,resultat);</text:p>
      <text:p text:style-name="P2"><text:s text:c="4"/>}while(i&lt;=fin);</text:p>
      <text:p text:style-name="P2"><text:s text:c="4"/></text:p>
      <text:p text:style-name="P2"><text:s text:c="4"/><text:span text:style-name="T2">/*Partie 5*/</text:span></text:p>
      <text:p text:style-name="P2"><text:s text:c="4"/>int i;</text:p>
      <text:p text:style-name="P2"><text:s text:c="4"/>int x;</text:p>
      <text:p text:style-name="P2"><text:s text:c="4"/>int resultat;</text:p>
      <text:p text:style-name="P2"><text:s text:c="4"/>int debut;</text:p>
      <text:p text:style-name="P2"><text:s text:c="4"/>int fin;</text:p>
      <text:p text:style-name="P2"><text:s text:c="10"/></text:p>
      <text:p text:style-name="P2"><text:s text:c="4"/>printf("Donnez la table de multiplication que vous souhaitez connaître ");</text:p>
      <text:p text:style-name="P2"><text:s text:c="4"/>scanf("%d",&amp;x);</text:p>
      <text:p text:style-name="P2"><text:s text:c="4"/>printf("Donnez le début de la table de multiplication ");</text:p>
      <text:p text:style-name="P2"><text:s text:c="4"/>scanf("%d",&amp;debut);</text:p>
      <text:p text:style-name="P2"><text:s text:c="4"/>printf("Donnez la fin de la table de multiplication ");</text:p>
      <text:p text:style-name="P2"><text:s text:c="4"/>scanf("%d",&amp;fin);</text:p>
      <text:p text:style-name="P2"><text:s text:c="4"/></text:p>
      <text:p text:style-name="P2"><text:s text:c="4"/>resultat=0;</text:p>
      <text:p text:style-name="P2"><text:s text:c="4"/>i=debut;</text:p>
      <text:p text:style-name="P2"><text:s text:c="4"/></text:p>
      <text:p text:style-name="P2"><text:s text:c="4"/>while(i&lt;=fin)</text:p>
      <text:p text:style-name="P2"><text:s text:c="4"/>{</text:p>
      <text:p text:style-name="P2"><text:s text:c="8"/>i=i+1;</text:p>
      <text:p text:style-name="P2"><text:s text:c="8"/>resultat=i*x;</text:p>
      <text:p text:style-name="P2"><text:s text:c="8"/>printf("%dx%d=%d\n",i,x,resultat);</text:p>
      <text:p text:style-name="P2"><text:s text:c="4"/>}</text:p>
      <text:p text:style-name="P2"/>
      <text:p text:style-name="P2"><text:s text:c="4"/>return (EXIT_SUCCESS);</text:p>
      <text:p text:style-name="P2">}</text:p>
      <text:p text:style-name="P6">Exercice 4</text:p>
      <text:p text:style-name="P5"/>
      <text:p text:style-name="P3">#include &lt;stdio.h&gt;</text:p>
      <text:p text:style-name="P3">#include &lt;stdlib.h&gt;</text:p>
      <text:p text:style-name="P3"/>
      <text:p text:style-name="P3">// #define ORDI 10</text:p>
      <text:p text:style-name="P3"/>
      <text:p text:style-name="P3">int main() {</text:p>
      <text:p text:style-name="P3"><text:s text:c="4"/></text:p>
      <text:p text:style-name="P3"><text:s text:c="4"/>/*Partie 1*/</text:p>
      <text:p text:style-name="P3"><text:s text:c="4"/>/*int joueur;</text:p>
      <text:p text:style-name="P3"><text:s text:c="4"/>int ordi; <text:s text:c="3"/></text:p>
      <text:p text:style-name="P3"><text:s text:c="4"/>ordi=10;</text:p>
      <text:p text:style-name="P3"><text:s text:c="4"/>joueur=0; <text:s text:c="3"/></text:p>
      <text:p text:style-name="P3"><text:s text:c="4"/>printf("Donnez une valeur ");</text:p>
      <text:p text:style-name="P3"><text:s text:c="4"/>scanf("%d",&amp;joueur); <text:s text:c="6"/></text:p>
      <text:p text:style-name="P3"><text:s text:c="4"/>while(ordi != joueur)</text:p>
      <text:p text:style-name="P3"><text:s text:c="4"/>{</text:p>
      <text:p text:style-name="P3"><text:s text:c="8"/>if(ordi&gt;joueur)</text:p>
      <text:p text:style-name="P3"><text:s text:c="8"/>{</text:p>
      <text:p text:style-name="P3"><text:s text:c="8"/>printf("Votre valeur est inférieure à celle de l'ordinateur. Essayez encore \n");</text:p>
      <text:p text:style-name="P3"><text:s text:c="8"/>printf("Donnez une valeur ");</text:p>
      <text:p text:style-name="P3"><text:s text:c="8"/>scanf("%d",&amp;joueur);</text:p>
      <text:p text:style-name="P3"><text:s text:c="8"/>}</text:p>
      <text:p text:style-name="P3"><text:s text:c="8"/>if(ordi&lt;joueur)</text:p>
      <text:p text:style-name="P3"><text:s text:c="8"/>{</text:p>
      <text:p text:style-name="P3"><text:s text:c="8"/>printf("Votre valeur est supérieure à celle de l'ordinateur. Essayez encore \n");</text:p>
      <text:p text:style-name="P3"><text:s text:c="8"/>printf("Donnez une valeur ");</text:p>
      <text:p text:style-name="P3"><text:s text:c="8"/>scanf("%d",&amp;joueur);</text:p>
      <text:p text:style-name="P3"><text:s text:c="8"/>} <text:s text:c="14"/></text:p>
      <text:p text:style-name="P3"><text:s text:c="4"/>}</text:p>
      <text:p text:style-name="P3"><text:s text:c="4"/>printf("Vous avez gagnez !! Votre valeur correspond à celle de l'ordinateur.");*/</text:p>
      <text:p text:style-name="P3"><text:s text:c="4"/></text:p>
      <text:p text:style-name="P3"><text:s text:c="4"/>/*Partie 2*/ <text:s text:c="3"/></text:p>
      <text:p text:style-name="P3"><text:s text:c="4"/>int joueur;</text:p>
      <text:p text:style-name="P3"><text:s text:c="3"/>int ordi;</text:p>
      <text:p text:style-name="P3"><text:s text:c="4"/>int i; <text:s text:c="3"/></text:p>
      <text:p text:style-name="P3"><text:s text:c="4"/>ordi=10;</text:p>
      <text:p text:style-name="P3"><text:s text:c="4"/>joueur=0;</text:p>
      <text:p text:style-name="P3"><text:s text:c="4"/>i=1; <text:s text:c="3"/></text:p>
      <text:p text:style-name="P3"><text:s text:c="4"/>printf("Donnez une valeur ");</text:p>
      <text:p text:style-name="P3"><text:s text:c="4"/>scanf("%d",&amp;joueur); <text:s text:c="7"/></text:p>
      <text:p text:style-name="P3"><text:s text:c="4"/>while(ordi != joueur)</text:p>
      <text:p text:style-name="P3"><text:s text:c="4"/>{</text:p>
      <text:p text:style-name="P3"><text:s text:c="8"/>i++;</text:p>
      <text:p text:style-name="P3"><text:s text:c="8"/>if(ordi&gt;joueur)</text:p>
      <text:p text:style-name="P3"><text:s text:c="8"/>{</text:p>
      <text:p text:style-name="P3"><text:s text:c="8"/>printf("Votre valeur est inférieure à celle de l'ordinateur. Essayez encore \n");</text:p>
      <text:p text:style-name="P3"><text:s text:c="8"/>}</text:p>
      <text:p text:style-name="P3"><text:s text:c="8"/>if(ordi&lt;joueur)</text:p>
      <text:p text:style-name="P3"><text:s text:c="8"/>{</text:p>
      <text:p text:style-name="P3"><text:s text:c="8"/>printf("Votre valeur est supérieure à celle de l'ordinateur. Essayez encore \n");</text:p>
      <text:p text:style-name="P3"><text:s text:c="8"/>}</text:p>
      <text:p text:style-name="P3"><text:s text:c="8"/>printf("Donnez une valeur ");</text:p>
      <text:p text:style-name="P3"><text:s text:c="8"/>scanf("%d",&amp;joueur);</text:p>
      <text:p text:style-name="P3"><text:s text:c="4"/>}</text:p>
      <text:p text:style-name="P3"><text:s text:c="4"/>printf("Vous avez gagnez !! Votre valeur correspond à celle de l'ordinateur. Vous avez fait %d coups.",i);</text:p>
      <text:p text:style-name="P3"/>
      <text:p text:style-name="P3"><text:s text:c="4"/>return (EXIT_SUCCESS);</text:p>
      <text:p text:style-name="P3">}</text:p>
      <text:p text:style-name="P6">Exercice 5</text:p>
      <text:p text:style-name="P6">Exercice 6</text:p>
      <text:p text:style-name="P7">Exercice 7</text:p>
      <text:p text:style-name="P6">Exercice 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ff0000" fo:font-size="14pt" fo:font-style="italic" style:text-underline-style="solid" style:text-underline-width="auto" style:text-underline-color="font-color" fo:font-weight="bold" officeooo:rsid="00029312" officeooo:paragraph-rsid="00029312" fo:background-color="#ffff00" style:font-size-asian="14pt" style:font-style-asian="italic" style:font-weight-asian="bold" style:font-size-complex="14pt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D Algorithme Test Boucl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1:48:15.006195349</meta:creation-date>
    <dc:date>2019-10-09T11:59:36.864983268</dc:date>
    <meta:editing-duration>PT11M21S</meta:editing-duration>
    <meta:editing-cycles>4</meta:editing-cycles>
    <meta:generator>LibreOffice/6.2.6.2$Linux_X86_64 LibreOffice_project/20$Build-2</meta:generator>
    <meta:document-statistic meta:table-count="0" meta:image-count="0" meta:object-count="0" meta:page-count="10" meta:paragraph-count="241" meta:word-count="591" meta:character-count="5319" meta:non-whitespace-character-count="3713"/>
  </office:meta>
</office:document-meta>
</file>